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font-name="Times New Romance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2"><text:s text:c="5"/></text:p>
            <text:p text:style-name="P12"><text:s text:c="5"/></text:p>
            <text:p text:style-name="P12"><text:s text:c="6"/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3"><text:placeholder text:placeholder-type="text" text:description="o.partner_id.name">&lt;(o.cons_loca and o.cons_loca.name or '').upper()&gt;</text:placeholder></text:p>
            <text:p text:style-name="P13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3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3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/>
            <text:p text:style-name="P11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0"><text:s/><text:placeholder text:placeholder-type="text">&lt;o.final_desti 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1"><text:span text:style-name="T3"><text:placeholder text:placeholder-type="text">&lt;get_app(line.application_id)&gt;</text:placeholder></text:span></text:p>
            <text:p text:style-name="P11"><text:placeholder text:placeholder-type="text">&lt;o.delivery_order_id.bag_detail&gt;</text:placeholder></text:p>
            <text:p text:style-name="P11"><text:placeholder text:placeholder-type="text">&lt;o.disc_goods or ""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4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s_tot(line.price_subtotal)&gt;</text:placeholder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>
            <text:p text:style-name="P2"/>
          </table:table-cell>
          <table:covered-table-cell/>
          <table:table-cell table:style-name="Table1.G11"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oft-page-break/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soft-page-break/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8"><text:line-break/><text:soft-pag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1"/>
            <text:p text:style-name="P11"><text:s text:c="16"/><text:placeholder text:placeholder-type="text">&lt;o.agency_comm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94cm" style:type="center"/>
          <style:tab-stop style:position="21.1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5-21T17:58:45</dc:date>
    <meta:editing-duration>PT15H27M4S</meta:editing-duration>
    <meta:editing-cycles>316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39" meta:word-count="150" meta:character-count="1794" meta:non-whitespace-character-count="1524"/>
  </office:meta>
</office:document-meta>
</file>